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003ABF44DC47ACF81C7.png" manifest:media-type="image/png"/>
  <manifest:file-entry manifest:full-path="Pictures/10000201000006400000064035B444D7A60ECE97.png" manifest:media-type="image/png"/>
  <manifest:file-entry manifest:full-path="Pictures/10000201000002000000020032F3CB434EA37E6B.png" manifest:media-type="image/png"/>
  <manifest:file-entry manifest:full-path="Pictures/100000000000022E00000014B70FA488A31B87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Impact" fo:font-size="18pt" fo:font-weight="bold" style:font-name-asian="Arial Unicode MS" style:font-size-asian="18pt" style:font-weight-asian="bold" style:font-name-complex="Arial Unicode MS" style:font-size-complex="1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Impact" fo:font-size="16pt" style:font-name-asian="Arial Unicode MS" style:font-size-asian="16pt" style:font-name-complex="Arial Unicode MS" style:font-size-complex="16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name-asian="Arial Unicode MS" style:font-size-asian="12pt" style:font-name-complex="Arial Unicode MS" style:font-size-complex="10pt"/>
    </style:style>
    <style:style style:name="P5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</style:style>
    <style:style style:name="P6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officeooo:paragraph-rsid="00123b74"/>
    </style:style>
    <style:style style:name="P7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6pt" fo:language="fr" fo:country="FR" officeooo:paragraph-rsid="00123b74" style:font-name-asian="Arial Unicode MS" style:font-size-asian="16pt" style:language-asian="es" style:country-asian="ES" style:font-name-complex="Arial Unicode MS" style:font-size-complex="16pt"/>
    </style:style>
    <style:style style:name="P8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2pt" fo:language="fr" fo:country="FR" fo:font-weight="bold" officeooo:paragraph-rsid="00123b74" style:font-name-asian="Arial Unicode MS" style:font-size-asian="12pt" style:language-asian="es" style:country-asian="ES" style:font-weight-asian="bold" style:font-name-complex="Arial Unicode MS" style:font-size-complex="12pt"/>
    </style:style>
    <style:style style:name="P9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10" style:family="paragraph" style:parent-style-name="Standard">
      <style:paragraph-properties fo:margin-top="0.071cm" fo:margin-bottom="0cm" loext:contextual-spacing="false" fo:line-height="100%">
        <style:tab-stops>
          <style:tab-stop style:position="4.995cm"/>
          <style:tab-stop style:position="9.5cm" style:type="center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11" style:family="paragraph" style:parent-style-name="Standard">
      <style:paragraph-properties fo:margin-top="0.071cm" fo:margin-bottom="0cm" loext:contextual-spacing="false" fo:line-height="100%">
        <style:tab-stops>
          <style:tab-stop style:position="4.995cm"/>
          <style:tab-stop style:position="9.5cm" style:type="center"/>
        </style:tab-stops>
      </style:paragraph-properties>
      <style:text-properties fo:font-size="12pt" fo:language="fr" fo:country="FR" officeooo:paragraph-rsid="00123b74" style:font-name-asian="Arial Unicode MS" style:font-size-asian="12pt" style:language-asian="es" style:country-asian="ES" style:font-name-complex="Arial Unicode MS" style:font-size-complex="12pt"/>
    </style:style>
    <style:style style:name="P12" style:family="paragraph" style:parent-style-name="Standard">
      <style:paragraph-properties fo:margin-top="0.071cm" fo:margin-bottom="0cm" loext:contextual-spacing="false">
        <style:tab-stops>
          <style:tab-stop style:position="4.972cm"/>
        </style:tab-stops>
      </style:paragraph-properties>
      <style:text-properties fo:font-size="12pt" fo:language="fr" fo:country="FR" officeooo:paragraph-rsid="00123b74" style:font-name-asian="Arial Unicode MS" style:font-size-asian="12pt" style:language-asian="es" style:country-asian="ES" style:font-name-complex="Arial Unicode MS" style:font-size-complex="12pt"/>
    </style:style>
    <style:style style:name="P13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P14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fo:font-weight="bold" officeooo:paragraph-rsid="00123b74" style:font-name-asian="Arial Unicode MS" style:font-size-asian="12pt" style:language-asian="es" style:country-asian="ES" style:font-weight-asian="bold" style:font-name-complex="Arial Unicode MS" style:font-size-complex="12pt"/>
    </style:style>
    <style:style style:name="P15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officeooo:paragraph-rsid="00123b74"/>
    </style:style>
    <style:style style:name="P16" style:family="paragraph" style:parent-style-name="Standard">
      <style:paragraph-properties fo:margin-top="0.071cm" fo:margin-bottom="0cm" loext:contextual-spacing="false" fo:line-height="100%">
        <style:tab-stops>
          <style:tab-stop style:position="4.995cm"/>
          <style:tab-stop style:position="9.5cm" style:type="center"/>
        </style:tab-stops>
      </style:paragraph-properties>
    </style:style>
    <style:style style:name="P17" style:family="paragraph" style:parent-style-name="Standard">
      <style:paragraph-properties fo:margin-top="0.071cm" fo:margin-bottom="0cm" loext:contextual-spacing="false" fo:line-height="100%" fo:text-align="start" style:justify-single-word="false">
        <style:tab-stops>
          <style:tab-stop style:position="4.972cm"/>
        </style:tab-stops>
      </style:paragraph-properties>
    </style:style>
    <style:style style:name="P18" style:family="paragraph" style:parent-style-name="Standard">
      <style:paragraph-properties fo:margin-top="0.071cm" fo:margin-bottom="0cm" loext:contextual-spacing="false">
        <style:tab-stops>
          <style:tab-stop style:position="4.972cm"/>
        </style:tab-stops>
      </style:paragraph-properties>
      <style:text-properties officeooo:paragraph-rsid="00123b74"/>
    </style:style>
    <style:style style:name="P19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6pt" fo:language="fr" fo:country="FR" style:font-name-asian="Arial Unicode MS" style:font-size-asian="16pt" style:language-asian="es" style:country-asian="ES" style:font-name-complex="Arial Unicode MS" style:font-size-complex="16pt"/>
    </style:style>
    <style:style style:name="P20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6pt" fo:language="fr" fo:country="FR" officeooo:paragraph-rsid="00123b74" style:font-name-asian="Arial Unicode MS" style:font-size-asian="16pt" style:language-asian="es" style:country-asian="ES" style:font-name-complex="Arial Unicode MS" style:font-size-complex="16pt"/>
    </style:style>
    <style:style style:name="P21" style:family="paragraph" style:parent-style-name="Standard">
      <style:paragraph-properties fo:margin-left="2.498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</style:style>
    <style:style style:name="P22" style:family="paragraph" style:parent-style-name="Standard">
      <style:paragraph-properties fo:margin-left="2.498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  <style:text-properties fo:font-size="12pt" fo:language="en" fo:country="US" style:font-name-asian="Arial Unicode MS" style:font-size-asian="12pt" style:language-asian="es" style:country-asian="ES" style:font-name-complex="Arial Unicode MS" style:font-size-complex="12pt"/>
    </style:style>
    <style:style style:name="P23" style:family="paragraph" style:parent-style-name="Standard">
      <style:paragraph-properties fo:margin-left="2.498cm" fo:margin-right="0cm" fo:margin-top="0.071cm" fo:margin-bottom="0cm" loext:contextual-spacing="false" fo:line-height="100%" fo:text-indent="0cm" style:auto-text-indent="false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24" style:family="paragraph" style:parent-style-name="Standard">
      <style:paragraph-properties fo:margin-left="2.498cm" fo:margin-right="0cm" fo:margin-top="0.071cm" fo:margin-bottom="0cm" loext:contextual-spacing="false" fo:line-height="100%" fo:text-indent="0cm" style:auto-text-indent="false">
        <style:tab-stops>
          <style:tab-stop style:position="4.972cm"/>
        </style:tab-stops>
      </style:paragraph-properties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P25" style:family="paragraph" style:parent-style-name="Standard">
      <style:paragraph-properties fo:margin-left="0cm" fo:margin-right="0cm" fo:margin-top="0.071cm" fo:margin-bottom="0cm" loext:contextual-spacing="false" fo:text-indent="0cm" style:auto-text-indent="false"/>
    </style:style>
    <style:style style:name="P26" style:family="paragraph" style:parent-style-name="Standard">
      <style:paragraph-properties fo:margin-left="0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</style:style>
    <style:style style:name="P27" style:family="paragraph" style:parent-style-name="Standard">
      <style:paragraph-properties fo:margin-left="0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  <style:text-properties officeooo:paragraph-rsid="00123b74"/>
    </style:style>
    <style:style style:name="P28" style:family="paragraph" style:parent-style-name="Standard">
      <style:paragraph-properties fo:margin-left="0cm" fo:margin-right="0cm" fo:margin-top="0.071cm" fo:margin-bottom="0cm" loext:contextual-spacing="false" fo:line-height="100%" fo:text-indent="0cm" style:auto-text-indent="false">
        <style:tab-stops>
          <style:tab-stop style:position="4.972cm"/>
        </style:tab-stops>
      </style:paragraph-properties>
    </style:style>
    <style:style style:name="P29" style:family="paragraph" style:parent-style-name="Standard">
      <style:paragraph-properties fo:margin-left="0cm" fo:margin-right="0cm" fo:margin-top="0.071cm" fo:margin-bottom="0cm" loext:contextual-spacing="false" fo:text-indent="0cm" style:auto-text-indent="false"/>
      <style:text-properties fo:font-size="12pt" style:font-name-asian="Arial Unicode MS" style:font-size-asian="12pt" style:language-asian="es" style:country-asian="ES" style:font-name-complex="Arial Unicode MS" style:font-size-complex="12pt"/>
    </style:style>
    <style:style style:name="P30" style:family="paragraph" style:parent-style-name="Standard">
      <style:paragraph-properties fo:margin-left="0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P31" style:family="paragraph" style:parent-style-name="Standard">
      <style:paragraph-properties fo:margin-left="4.995cm" fo:margin-right="0cm" fo:margin-top="0cm" fo:margin-bottom="0cm" loext:contextual-spacing="false" fo:line-height="100%" fo:text-indent="2.498cm" style:auto-text-indent="false"/>
      <style:text-properties fo:font-size="12pt" style:font-name-asian="Arial Unicode MS" style:font-size-asian="12pt" style:font-name-complex="Arial Unicode MS" style:font-size-complex="10pt"/>
    </style:style>
    <style:style style:name="P3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33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T1" style:family="text">
      <style:text-properties style:font-name="Impact" fo:font-size="16pt" fo:language="fr" fo:country="FR" style:font-name-asian="Arial Unicode MS" style:font-size-asian="16pt" style:language-asian="es" style:country-asian="ES" style:font-name-complex="Arial Unicode MS" style:font-size-complex="16pt"/>
    </style:style>
    <style:style style:name="T2" style:family="text">
      <style:text-properties style:font-name="Impact" fo:font-size="16pt" fo:language="fr" fo:country="FR" style:font-name-asian="Arial Unicode MS" style:font-size-asian="16pt" style:font-name-complex="Arial Unicode MS" style:font-size-complex="16pt"/>
    </style:style>
    <style:style style:name="T3" style:family="text">
      <style:text-properties fo:font-size="12pt" style:font-name-asian="Arial Unicode MS" style:font-size-asian="12pt" style:font-name-complex="Arial Unicode MS" style:font-size-complex="10pt"/>
    </style:style>
    <style:style style:name="T4" style:family="text">
      <style:text-properties fo:font-size="12pt" style:font-name-asian="Arial Unicode MS" style:font-size-asian="12pt" style:language-asian="es" style:country-asian="ES" style:font-name-complex="Arial Unicode MS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23b74" style:font-size-asian="12pt" style:font-size-complex="12pt"/>
    </style:style>
    <style:style style:name="T7" style:family="text"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T8" style:family="text">
      <style:text-properties fo:font-size="12pt" fo:language="fr" fo:country="FR" officeooo:rsid="00123b74" style:font-name-asian="Arial Unicode MS" style:font-size-asian="12pt" style:language-asian="es" style:country-asian="ES" style:font-name-complex="Arial Unicode MS" style:font-size-complex="12pt"/>
    </style:style>
    <style:style style:name="T9" style:family="text"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T10" style:family="text">
      <style:text-properties fo:font-size="12pt" fo:language="fr" fo:country="FR" fo:font-weight="bold" officeooo:rsid="00123b74" style:font-name-asian="Arial Unicode MS" style:font-size-asian="12pt" style:language-asian="es" style:country-asian="ES" style:font-weight-asian="bold" style:font-name-complex="Arial Unicode MS" style:font-size-complex="12pt"/>
    </style:style>
    <style:style style:name="T11" style:family="text">
      <style:text-properties fo:font-size="12pt" fo:language="fr" fo:country="FR" fo:font-weight="bold" officeooo:rsid="0015c4ec" style:font-name-asian="Arial Unicode MS" style:font-size-asian="12pt" style:language-asian="es" style:country-asian="ES" style:font-weight-asian="bold" style:font-name-complex="Arial Unicode MS" style:font-size-complex="12pt"/>
    </style:style>
    <style:style style:name="T12" style:family="text">
      <style:text-properties fo:font-size="12pt" fo:language="fr" fo:country="FR" fo:font-weight="normal" style:font-name-asian="Arial Unicode MS" style:font-size-asian="12pt" style:language-asian="es" style:country-asian="ES" style:font-weight-asian="normal" style:font-name-complex="Arial Unicode MS" style:font-size-complex="12pt" style:font-weight-complex="normal"/>
    </style:style>
    <style:style style:name="T13" style:family="text">
      <style:text-properties fo:font-size="12pt" fo:language="fr" fo:country="FR" fo:font-weight="normal" officeooo:rsid="00123b74" style:font-name-asian="Arial Unicode MS" style:font-size-asian="12pt" style:language-asian="es" style:country-asian="ES" style:font-weight-asian="normal" style:font-name-complex="Arial Unicode MS" style:font-size-complex="12pt" style:font-weight-complex="normal"/>
    </style:style>
    <style:style style:name="T14" style:family="text">
      <style:text-properties fo:font-size="12pt" fo:language="en" fo:country="US" style:font-name-asian="Arial Unicode MS" style:font-size-asian="12pt" style:language-asian="es" style:country-asian="ES" style:font-name-complex="Arial Unicode MS" style:font-size-complex="12pt"/>
    </style:style>
    <style:style style:name="T15" style:family="text">
      <style:text-properties fo:font-size="16pt" style:font-name-asian="Arial Unicode MS" style:font-size-asian="16pt" style:language-asian="es" style:country-asian="ES" style:font-name-complex="Arial Unicode MS" style:font-size-complex="16pt"/>
    </style:style>
    <style:style style:name="T16" style:family="text">
      <style:text-properties fo:font-size="10pt" style:font-name-asian="Arial Unicode MS" style:font-size-asian="10pt" style:font-name-complex="Arial Unicode MS" style:font-size-complex="10pt"/>
    </style:style>
    <style:style style:name="T17" style:family="text">
      <style:text-properties fo:font-size="10pt" officeooo:rsid="001706d2" style:font-name-asian="Arial Unicode MS" style:font-size-asian="10pt" style:font-name-complex="Arial Unicode MS" style:font-size-complex="10pt"/>
    </style:style>
    <style:style style:name="T18" style:family="text">
      <style:text-properties fo:font-size="10pt" officeooo:rsid="0017f159" style:font-name-asian="Arial Unicode MS" style:font-size-asian="10pt" style:font-name-complex="Arial Unicode MS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0 Imagen" text:anchor-type="as-char" svg:width="19.482cm" svg:height="0.691cm" draw:z-index="5"><draw:image xlink:href="Pictures/100000000000022E00000014B70FA488A31B8741.png" xlink:type="simple" xlink:show="embed" xlink:actuate="onLoad"/></draw:frame></text:p>
      <text:p text:style-name="P1"><text:tab/></text:p>
      <text:p text:style-name="P2">MIGUEL ANGEL MENDOZA IBANEZ </text:p>
      <text:p text:style-name="P4">16 Rue Dumas, 93800 Épinay-sur-Seine</text:p>
      <text:p text:style-name="P31"><text:s text:c="9"/>0618539746</text:p>
      <text:p text:style-name="P5"><draw:frame draw:style-name="fr3" draw:name="Image6" text:anchor-type="paragraph" svg:x="2.902cm" svg:y="0.619cm" svg:width="0.688cm" svg:height="0.688cm" draw:z-index="6"><draw:image xlink:href="Pictures/10000201000006400000064035B444D7A60ECE97.png" xlink:type="simple" xlink:show="embed" xlink:actuate="onLoad"/></draw:frame><draw:frame draw:style-name="fr3" draw:name="Image7" text:anchor-type="paragraph" svg:x="13.884cm" svg:y="0.083cm" svg:width="0.711cm" svg:height="0.711cm" draw:z-index="7"><draw:image xlink:href="Pictures/10000201000002000000020032F3CB434EA37E6B.png" xlink:type="simple" xlink:show="embed" xlink:actuate="onLoad"/></draw:frame><text:span text:style-name="T3"> <text:s text:c="8"/></text:span><text:a xlink:type="simple" xlink:href="mailto:Mendozamiguel@outlook.fr" text:style-name="Internet_20_link" text:visited-style-name="Visited_20_Internet_20_Link"><text:span text:style-name="T3">Mendozamiguel@outlook.fr</text:span></text:a><text:span text:style-name="T16"><text:tab/><text:tab/><text:tab/><text:tab/><text:tab/><text:tab/><text:tab/></text:span><text:a xlink:type="simple" xlink:href="https://github.com/MendozaMiguel" text:style-name="Internet_20_link" text:visited-style-name="Visited_20_Internet_20_Link"><text:span text:style-name="T18">https://github.com/MendozaMiguel</text:span></text:a></text:p>
      <text:p text:style-name="P34"><text:span text:style-name="T17"><text:tab/><text:tab/><text:tab/></text:span><text:a xlink:type="simple" xlink:href="https://www.linkedin.com/in/miguel-angel-mendoza-ibanez-915084134" text:style-name="Internet_20_link" text:visited-style-name="Visited_20_Internet_20_Link"><text:span text:style-name="T17">https://www.linkedin.com/in/miguel-angel-mendoza-ibanez-915084134</text:span></text:a></text:p>
      <text:p text:style-name="P34"/>
      <text:p text:style-name="P3"><draw:frame draw:style-name="fr2" draw:name="Image1" text:anchor-type="char" svg:x="0cm" svg:y="0.623cm" svg:width="19.482cm" svg:height="0.162cm" draw:z-index="0"><draw:image xlink:href="Pictures/100000000000023000000003ABF44DC47ACF81C7.png" xlink:type="simple" xlink:show="embed" xlink:actuate="onLoad"/></draw:frame>COMPÉTENCES</text:p>
      <text:p text:style-name="P29"/>
      <text:p text:style-name="P25"><text:span text:style-name="T4">•</text:span><text:span text:style-name="T15"> </text:span><text:span text:style-name="T4">Programmation : Visual C#<text:tab/><text:tab/><text:tab/><text:tab/><text:tab/> <text:s text:c="2"/>•</text:span> <text:span text:style-name="T5">Base de données : <text:s/>M</text:span><text:span text:style-name="T6">y</text:span><text:span text:style-name="T4">SQL</text:span></text:p>
      <text:p text:style-name="P1"><text:span text:style-name="T7">• Outils web: PHP, HTML, CSS, Wordpress, <text:s text:c="5"/><text:tab/><text:tab/> <text:s text:c="2"/>•Modèle de données (Merise, <text:tab/><text:tab/><text:tab/> <text:s text:c="2"/></text:span><text:span text:style-name="T8">Bootstrap</text:span><text:span text:style-name="T7"><text:tab/><text:tab/><text:tab/><text:tab/><text:tab/> <text:s text:c="14"/>UML)</text:span></text:p>
      <text:p text:style-name="P33"/>
      <text:p text:style-name="P20"><draw:frame draw:style-name="fr2" draw:name="Image2" text:anchor-type="char" svg:x="0cm" svg:y="0.693cm" svg:width="19.482cm" svg:height="0.127cm" draw:z-index="1"><draw:image xlink:href="Pictures/100000000000023000000003ABF44DC47ACF81C7.png" xlink:type="simple" xlink:show="embed" xlink:actuate="onLoad"/></draw:frame>FORMATION</text:p>
      <text:p text:style-name="P14"/>
      <text:p text:style-name="P15"><text:span text:style-name="T9">Formation : </text:span><text:span text:style-name="T10">Dévéloppeur Web </text:span><text:span text:style-name="T11">Full stack JS</text:span><text:span text:style-name="T9"><text:tab/><text:tab/><text:tab/><text:tab/> <text:s text:c="4"/><text:tab/> <text:s text:c="5"/></text:span><text:span text:style-name="T13">En cours</text:span></text:p>
      <text:p text:style-name="P15"><text:span text:style-name="T9"><text:s text:c="3"/></text:span><text:span text:style-name="T12"><text:s/>SIMPLON.CO, <text:s/></text:span><text:span text:style-name="T13">Sarcelles</text:span><text:span text:style-name="T12"> </text:span><text:span text:style-name="T9"><text:s text:c="98"/></text:span></text:p>
      <text:p text:style-name="P14"/>
      <text:p text:style-name="P15"><text:span text:style-name="T9">Formation : Culture et techniques du numérique <text:tab/><text:tab/><text:tab/><text:tab/><text:tab/> <text:s/></text:span><text:span text:style-name="T13">2016</text:span></text:p>
      <text:p text:style-name="P15"><text:span text:style-name="T9"><text:s text:c="4"/></text:span><text:span text:style-name="T7">SIMPLON.CO, <text:s/>Montreuil <text:s text:c="114"/></text:span></text:p>
      <text:p text:style-name="P30"/>
      <text:p text:style-name="P27"><text:span text:style-name="T9">1è année BTS Services Informatiques aux Organisations<text:tab/><text:tab/><text:tab/> <text:s text:c="2"/></text:span><text:span text:style-name="T13">2014-2015</text:span></text:p>
      <text:p text:style-name="P27"><text:span text:style-name="T9"><text:s text:c="4"/></text:span><text:span text:style-name="T7">Lycée Voillaume, Aulnay-sous-bois</text:span></text:p>
      <text:p text:style-name="P21"><text:span text:style-name="T9"><text:s text:c="3"/></text:span><text:span text:style-name="T7"><text:tab/><text:tab/><text:tab/><text:tab/><text:tab/><text:tab/><text:tab/><text:tab/> <text:s text:c="8"/></text:span></text:p>
      <text:p text:style-name="P26"><text:span text:style-name="T9">BAC: Sciences et Technologies du Management et de la Gestion <text:s text:c="9"/></text:span><text:span text:style-name="T7">2013-2014</text:span></text:p>
      <text:p text:style-name="P17"><text:span text:style-name="T9"><text:s text:c="4"/></text:span><text:span text:style-name="T14">Lycée Marcelin Berthelot, Pantin </text:span></text:p>
      <text:p text:style-name="P22"/>
      <text:p text:style-name="P7"><draw:frame draw:style-name="fr2" draw:name="Image3" text:anchor-type="char" svg:x="0cm" svg:y="0.84cm" svg:width="19.482cm" svg:height="0.125cm" draw:z-index="4"><draw:image xlink:href="Pictures/100000000000023000000003ABF44DC47ACF81C7.png" xlink:type="simple" xlink:show="embed" xlink:actuate="onLoad"/></draw:frame>PARCOURS PROFESSIONNEL</text:p>
      <text:p text:style-name="P8"/>
      <text:p text:style-name="P6"><text:span text:style-name="T9">Technicien <text:s text:c="73"/></text:span><text:span text:style-name="T7"><text:s text:c="32"/>1mois</text:span></text:p>
      <text:p text:style-name="P13">SARL AÏNU </text:p>
      <text:p text:style-name="P9">Technicien pour livraison de mobilier</text:p>
      <text:p text:style-name="P23"><text:s text:c="108"/></text:p>
      <text:p text:style-name="P23"/>
      <text:p text:style-name="P19"><draw:frame draw:style-name="fr2" draw:name="Image4" text:anchor-type="char" svg:x="0cm" svg:y="0.711cm" svg:width="19.482cm" svg:height="0.127cm" draw:z-index="2"><draw:image xlink:href="Pictures/100000000000023000000003ABF44DC47ACF81C7.png" xlink:type="simple" xlink:show="embed" xlink:actuate="onLoad"/></draw:frame>LANGUES</text:p>
      <text:p text:style-name="P11"><text:s text:c="27"/></text:p>
      <text:p text:style-name="P11">Espagnol : Bilingue.</text:p>
      <text:p text:style-name="P10">Anglais : Niveau scolaire. <text:s text:c="22"/></text:p>
      <text:p text:style-name="P10"/>
      <text:p text:style-name="P16"><draw:frame draw:style-name="fr2" draw:name="Image5" text:anchor-type="char" svg:x="0cm" svg:y="0.683cm" svg:width="19.482cm" svg:height="0.127cm" draw:z-index="3"><draw:image xlink:href="Pictures/100000000000023000000003ABF44DC47ACF81C7.png" xlink:type="simple" xlink:show="embed" xlink:actuate="onLoad"/></draw:frame><text:span text:style-name="T1">INFORMATIONS SUPPL</text:span><text:span text:style-name="T2">ÉMENTAIRES</text:span><text:span text:style-name="T1"><text:tab/> <text:tab/><text:tab/></text:span></text:p>
      <text:p text:style-name="P24"><text:s text:c="28"/></text:p>
      <text:p text:style-name="P28"><text:bookmark text:name="_GoBack"/><text:span text:style-name="T9">CENTRES D’INTÉRÊTS :</text:span><text:span text:style-name="T7"> <text:s text:c="25"/></text:span></text:p>
      <text:p text:style-name="P18"><text:span text:style-name="T7">• Sport : Football, musculatio</text:span><text:span text:style-name="T8">n</text:span><text:span text:style-name="T7"> <text:s text:c="20"/></text:span></text:p>
      <text:p text:style-name="P12">• Veille technolog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</meta:initial-creator>
    <meta:editing-cycles>7</meta:editing-cycles>
    <meta:creation-date>2016-12-09T08:53:00</meta:creation-date>
    <dc:date>2017-03-14T11:20:33.793285360</dc:date>
    <meta:editing-duration>PT20M3S</meta:editing-duration>
    <meta:generator>LibreOffice/5.1.6.2$Linux_X86_64 LibreOffice_project/10m0$Build-2</meta:generator>
    <meta:document-statistic meta:table-count="0" meta:image-count="8" meta:object-count="0" meta:page-count="1" meta:paragraph-count="34" meta:word-count="118" meta:character-count="1634" meta:non-whitespace-character-count="840"/>
    <meta:user-defined meta:name="AppVersion">14.0000</meta:user-defined>
    <meta:user-defined meta:name="Company">Hewlett-Packard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